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F0" style:family="paragraph">
      <style:paragraph-properties fo:break-before="page"/>
      <style:text-properties style:font-name-asian="Times New Roman" style:language-asian="fr" style:country-asian="FR"/>
    </style:style>
    <style:style style:name="P5" style:parent-style-name="Paragraphedeliste" style:list-style-name="LFO14" style:family="paragraph">
      <style:text-properties style:language-asian="fr" style:country-asian="FR"/>
    </style:style>
    <style:style style:name="P6" style:parent-style-name="Paragraphedeliste" style:list-style-name="LFO14" style:family="paragraph">
      <style:text-properties style:language-asian="fr" style:country-asian="FR"/>
    </style:style>
    <style:style style:name="P7" style:parent-style-name="Paragraphedeliste" style:list-style-name="LFO14" style:family="paragraph">
      <style:text-properties style:language-asian="fr" style:country-asian="FR"/>
    </style:style>
    <style:style style:name="P8" style:parent-style-name="Titre2" style:family="paragraph">
      <style:text-properties style:font-name-asian="Times New Roman" style:language-asian="fr" style:country-asian="FR"/>
    </style:style>
    <style:style style:name="P9" style:parent-style-name="Titre3" style:family="paragraph">
      <style:text-properties style:font-name-asian="Times New Roman" style:language-asian="fr" style:country-asian="FR"/>
    </style:style>
    <style:style style:name="T10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11" style:parent-style-name="Policepardéfaut" style:family="text">
      <style:text-properties style:language-asian="fr" style:country-asian="FR"/>
    </style:style>
    <style:style style:name="T12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13" style:parent-style-name="Policepardéfaut" style:family="text">
      <style:text-properties style:language-asian="fr" style:country-asian="FR"/>
    </style:style>
    <style:style style:name="T14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15" style:parent-style-name="Policepardéfaut" style:family="text">
      <style:text-properties style:language-asian="fr" style:country-asian="FR"/>
    </style:style>
    <style:style style:name="P16" style:parent-style-name="Titre3" style:family="paragraph">
      <style:text-properties style:font-name-asian="Times New Roman" style:language-asian="fr" style:country-asian="FR"/>
    </style:style>
    <style:style style:name="T17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18" style:parent-style-name="Policepardéfaut" style:family="text">
      <style:text-properties style:language-asian="fr" style:country-asian="FR"/>
    </style:style>
    <style:style style:name="T19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20" style:parent-style-name="Policepardéfaut" style:family="text">
      <style:text-properties style:language-asian="fr" style:country-asian="FR"/>
    </style:style>
    <style:style style:name="T21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22" style:parent-style-name="Policepardéfaut" style:family="text">
      <style:text-properties style:language-asian="fr" style:country-asian="FR"/>
    </style:style>
    <style:style style:name="P23" style:parent-style-name="Titre3" style:family="paragraph">
      <style:text-properties style:font-name-asian="Times New Roman" style:language-asian="fr" style:country-asian="FR"/>
    </style:style>
    <style:style style:name="T24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25" style:parent-style-name="Policepardéfaut" style:family="text">
      <style:text-properties style:language-asian="fr" style:country-asian="FR"/>
    </style:style>
    <style:style style:name="T26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27" style:parent-style-name="Policepardéfaut" style:family="text">
      <style:text-properties style:language-asian="fr" style:country-asian="FR"/>
    </style:style>
    <style:style style:name="T28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29" style:parent-style-name="Policepardéfaut" style:family="text">
      <style:text-properties style:language-asian="fr" style:country-asian="FR"/>
    </style:style>
    <style:style style:name="P30" style:parent-style-name="Titre3" style:family="paragraph">
      <style:text-properties style:font-name-asian="Times New Roman" style:language-asian="fr" style:country-asian="FR"/>
    </style:style>
    <style:style style:name="T31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32" style:parent-style-name="Policepardéfaut" style:family="text">
      <style:text-properties style:language-asian="fr" style:country-asian="FR"/>
    </style:style>
    <style:style style:name="T33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34" style:parent-style-name="Policepardéfaut" style:family="text">
      <style:text-properties style:language-asian="fr" style:country-asian="FR"/>
    </style:style>
    <style:style style:name="T35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36" style:parent-style-name="Policepardéfaut" style:family="text">
      <style:text-properties style:language-asian="fr" style:country-asian="FR"/>
    </style:style>
    <style:style style:name="P37" style:parent-style-name="Titre2" style:family="paragraph">
      <style:text-properties style:font-name-asian="Times New Roman" style:language-asian="fr" style:country-asian="FR"/>
    </style:style>
    <style:style style:name="P38" style:parent-style-name="Titre3" style:family="paragraph">
      <style:text-properties style:font-name-asian="Times New Roman" style:language-asian="fr" style:country-asian="FR"/>
    </style:style>
    <style:style style:name="T39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40" style:parent-style-name="Policepardéfaut" style:family="text">
      <style:text-properties style:language-asian="fr" style:country-asian="FR"/>
    </style:style>
    <style:style style:name="T41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42" style:parent-style-name="Policepardéfaut" style:family="text">
      <style:text-properties style:language-asian="fr" style:country-asian="FR"/>
    </style:style>
    <style:style style:name="T43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44" style:parent-style-name="Policepardéfaut" style:family="text">
      <style:text-properties style:language-asian="fr" style:country-asian="FR"/>
    </style:style>
    <style:style style:name="P45" style:parent-style-name="Titre3" style:family="paragraph">
      <style:text-properties style:font-name-asian="Times New Roman" style:language-asian="fr" style:country-asian="FR"/>
    </style:style>
    <style:style style:name="T46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47" style:parent-style-name="Policepardéfaut" style:family="text">
      <style:text-properties style:language-asian="fr" style:country-asian="FR"/>
    </style:style>
    <style:style style:name="T48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49" style:parent-style-name="Policepardéfaut" style:family="text">
      <style:text-properties style:language-asian="fr" style:country-asian="FR"/>
    </style:style>
    <style:style style:name="T50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51" style:parent-style-name="Policepardéfaut" style:family="text">
      <style:text-properties style:language-asian="fr" style:country-asian="FR"/>
    </style:style>
    <style:style style:name="P52" style:parent-style-name="Normal" style:family="paragraph">
      <style:paragraph-properties fo:break-before="page"/>
    </style:style>
    <style:style style:name="P53" style:parent-style-name="Titre3" style:family="paragraph">
      <style:text-properties style:font-name-asian="Times New Roman" style:language-asian="fr" style:country-asian="FR"/>
    </style:style>
    <style:style style:name="T54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55" style:parent-style-name="Policepardéfaut" style:family="text">
      <style:text-properties style:language-asian="fr" style:country-asian="FR"/>
    </style:style>
    <style:style style:name="T56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57" style:parent-style-name="Policepardéfaut" style:family="text">
      <style:text-properties style:language-asian="fr" style:country-asian="FR"/>
    </style:style>
    <style:style style:name="T58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59" style:parent-style-name="Policepardéfaut" style:family="text">
      <style:text-properties style:language-asian="fr" style:country-asian="FR"/>
    </style:style>
    <style:style style:name="P60" style:parent-style-name="Titre3" style:family="paragraph">
      <style:text-properties style:font-name-asian="Times New Roman" style:language-asian="fr" style:country-asian="FR"/>
    </style:style>
    <style:style style:name="T61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62" style:parent-style-name="Policepardéfaut" style:family="text">
      <style:text-properties style:language-asian="fr" style:country-asian="FR"/>
    </style:style>
    <style:style style:name="T63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64" style:parent-style-name="Policepardéfaut" style:family="text">
      <style:text-properties style:language-asian="fr" style:country-asian="FR"/>
    </style:style>
    <style:style style:name="T65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66" style:parent-style-name="Policepardéfaut" style:family="text">
      <style:text-properties style:language-asian="fr" style:country-asian="FR"/>
    </style:style>
    <style:style style:name="P67" style:parent-style-name="Titre2" style:family="paragraph">
      <style:text-properties style:font-name-asian="Times New Roman" style:language-asian="fr" style:country-asian="FR"/>
    </style:style>
    <style:style style:name="P68" style:parent-style-name="Titre3" style:family="paragraph">
      <style:text-properties style:font-name-asian="Times New Roman" style:language-asian="fr" style:country-asian="FR"/>
    </style:style>
    <style:style style:name="T69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70" style:parent-style-name="Policepardéfaut" style:family="text">
      <style:text-properties style:language-asian="fr" style:country-asian="FR"/>
    </style:style>
    <style:style style:name="T71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72" style:parent-style-name="Policepardéfaut" style:family="text">
      <style:text-properties style:language-asian="fr" style:country-asian="FR"/>
    </style:style>
    <style:style style:name="T73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74" style:parent-style-name="Policepardéfaut" style:family="text">
      <style:text-properties style:language-asian="fr" style:country-asian="FR"/>
    </style:style>
    <style:style style:name="P75" style:parent-style-name="Normal" style:family="paragraph">
      <style:paragraph-properties fo:break-before="page"/>
    </style:style>
    <style:style style:name="P76" style:parent-style-name="Titre3" style:family="paragraph">
      <style:text-properties style:font-name-asian="Times New Roman" style:language-asian="fr" style:country-asian="FR"/>
    </style:style>
    <style:style style:name="T77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78" style:parent-style-name="Policepardéfaut" style:family="text">
      <style:text-properties style:language-asian="fr" style:country-asian="FR"/>
    </style:style>
    <style:style style:name="T79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80" style:parent-style-name="Policepardéfaut" style:family="text">
      <style:text-properties style:language-asian="fr" style:country-asian="FR"/>
    </style:style>
    <style:style style:name="T81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82" style:parent-style-name="Policepardéfaut" style:family="text">
      <style:text-properties style:language-asian="fr" style:country-asian="FR"/>
    </style:style>
    <style:style style:name="P83" style:parent-style-name="Titre3" style:family="paragraph">
      <style:text-properties style:font-name-asian="Times New Roman" style:language-asian="fr" style:country-asian="FR"/>
    </style:style>
    <style:style style:name="T84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85" style:parent-style-name="Policepardéfaut" style:family="text">
      <style:text-properties style:language-asian="fr" style:country-asian="FR"/>
    </style:style>
    <style:style style:name="T86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87" style:parent-style-name="Policepardéfaut" style:family="text">
      <style:text-properties style:language-asian="fr" style:country-asian="FR"/>
    </style:style>
    <style:style style:name="T88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89" style:parent-style-name="Policepardéfaut" style:family="text">
      <style:text-properties style:language-asian="fr" style:country-asian="FR"/>
    </style:style>
    <style:style style:name="P90" style:parent-style-name="Titre3" style:family="paragraph">
      <style:text-properties style:font-name-asian="Times New Roman" style:language-asian="fr" style:country-asian="FR"/>
    </style:style>
    <style:style style:name="T91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92" style:parent-style-name="Policepardéfaut" style:family="text">
      <style:text-properties style:language-asian="fr" style:country-asian="FR"/>
    </style:style>
    <style:style style:name="T93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94" style:parent-style-name="Policepardéfaut" style:family="text">
      <style:text-properties style:language-asian="fr" style:country-asian="FR"/>
    </style:style>
    <style:style style:name="T95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96" style:parent-style-name="Policepardéfaut" style:family="text">
      <style:text-properties style:language-asian="fr" style:country-asian="FR"/>
    </style:style>
  </office:automatic-styles>
  <office:body>
    <office:text text:use-soft-page-breaks="true">
      <text:h text:style-name="P1" text:outline-level="1">Les sous-programmes en algorithmique</text:h>
      <text:list text:style-name="LFO14" text:continue-numbering="true">
        <text:list-item>
          <text:p text:style-name="P5">Section 1 : Comprendre les sous-programmes</text:p>
        </text:list-item>
        <text:list-item>
          <text:p text:style-name="P6">Section 2 : Avantages des sous-programmes en algorithmique</text:p>
        </text:list-item>
        <text:list-item>
          <text:p text:style-name="P7">Section 3 : Exploiter les sous-programmes pour des algorithmes efficaces</text:p>
        </text:list-item>
      </text:list>
      <text:h text:style-name="P8" text:outline-level="2">Section 1 : Comprendre les sous-programmes</text:h>
      <text:h text:style-name="P9" text:outline-level="3">1.<text:s/>Définition et objectifs</text:h>
      <text:p text:style-name="Normal"><text:span text:style-name="T10">Définition des sous-programmes</text:span><text:span text:style-name="T11"> : les sous-programmes sont des unités de programme réutilisables qui peuvent être appelées plusieurs fois au sein d'un programme plus vaste, améliorant ainsi la modularité et la réutilisabilité.</text:span></text:p>
      <text:p text:style-name="Normal"><text:span text:style-name="T12">Rôle clé en algorithmique</text:span><text:span text:style-name="T13"> : en algorithmique, les sous-programmes jouent un rôle crucial dans la décomposition d'algorithmes complexes en composants gérables et réutilisables, facilitant ainsi une résolution de problèmes efficace et structurée.</text:span></text:p>
      <text:p text:style-name="Normal"><text:span text:style-name="T14">Amélioration de la lisibilité du code</text:span><text:span text:style-name="T15"> : en encapsulant des tâches ou des opérations spécifiques dans des sous-programmes, le code algorithmique principal devient plus lisible et compréhensible, facilitant ainsi la compréhension et la maintenance de l'algorithme.</text:span></text:p>
      <text:h text:style-name="P16" text:outline-level="3">2.<text:s/>Types de sous-programmes</text:h>
      <text:p text:style-name="Normal"><text:span text:style-name="T17">Procédures et fonctions</text:span><text:span text:style-name="T18"> : les deux principaux types de sous-programmes, procédures et fonctions, offrent des capacités distinctes pour exécuter des tâches et renvoyer des valeurs, offrant ainsi une flexibilité dans la conception et la mise en œuvre des algorithmes.</text:span></text:p>
      <text:p text:style-name="Normal"><text:span text:style-name="T19">Passage de paramètres</text:span><text:span text:style-name="T20"> : les sous-programmes peuvent accepter des paramètres, permettant le transfert de données entre l'algorithme principal et le sous-programme, améliorant ainsi la polyvalence et l'applicabilité de l'algorithme.</text:span></text:p>
      <text:p text:style-name="Normal"><text:span text:style-name="T21">Encapsulation et abstraction</text:span><text:span text:style-name="T22"> : les sous-programmes permettent l'encapsulation de la logique et l'abstraction des fonctionnalités, favorisant une approche modulaire et organisée du développement d'algorithmes.</text:span></text:p>
      <text:h text:style-name="P23" text:outline-level="3">3.<text:s/>Réutilisabilité et maintenabilité</text:h>
      <text:p text:style-name="Normal"><text:span text:style-name="T24">Réutilisabilité du code</text:span><text:span text:style-name="T25"> : les sous-programmes favorisent la réutilisation des segments de code, réduisant ainsi la redondance et favorisant une approche plus efficace et plus économique de la mise en œuvre des algorithmes.</text:span></text:p>
      <text:p text:style-name="Normal"><text:span text:style-name="T26">Faciliter la maintenance</text:span><text:span text:style-name="T27"> : en isolant des fonctionnalités spécifiques au sein des sous-programmes, la maintenance et le débogage des algorithmes deviennent plus gérables, conduisant à une qualité et une fiabilité améliorée du code.</text:span></text:p>
      <text:p text:style-name="Normal"><text:span text:style-name="T28">Évolutivité et adaptabilité</text:span><text:span text:style-name="T29"> : l'utilisation de sous-programmes permet aux algorithmes d'être facilement mis à l'échelle et adaptés pour s'adapter à l'évolution des exigences et des changements, favorisant ainsi la robustesse algorithmique à long terme.</text:span></text:p>
      <text:soft-page-break/>
      <text:h text:style-name="P30" text:outline-level="3">4.<text:s/>Implémentation et appel</text:h>
      <text:p text:style-name="Normal"><text:span text:style-name="T31">Intégration dans les algorithmes</text:span><text:span text:style-name="T32"> : les sous-programmes sont parfaitement intégrés aux algorithmes, permettant l'organisation et l'exécution systématiques de tâches algorithmiques.</text:span></text:p>
      <text:p text:style-name="Normal"><text:span text:style-name="T33">Invocation et flux de contrôle</text:span><text:span text:style-name="T34"> : l'invocation de sous-programmes introduit un flux de contrôle structuré au sein de l'algorithme, améliorant la clarté et la gérabilité du processus algorithmique.</text:span></text:p>
      <text:p text:style-name="Normal"><text:span text:style-name="T35">Gestion des erreurs et gestion des exceptions</text:span><text:span text:style-name="T36"> : les sous-programmes facilitent la gestion centralisée des erreurs et des exceptions, contribuant ainsi à la robustesse et à la fiabilité globales des solutions algorithmiques.</text:span></text:p>
      <text:h text:style-name="P37" text:outline-level="2">Section 2 : Avantages des sous-programmes en algorithmique</text:h>
      <text:h text:style-name="P38" text:outline-level="3">1.<text:s/>Modularité et réutilisabilité</text:h>
      <text:p text:style-name="Normal"><text:span text:style-name="T39">Conception d'algorithmes modulaires</text:span><text:span text:style-name="T40"> : les sous-programmes permettent de diviser les algorithmes en composants modulaires, favorisant ainsi une approche plus organisée et plus compréhensible de la conception et de la mise en œuvre des algorithmes.</text:span></text:p>
      <text:p text:style-name="Normal"><text:span text:style-name="T41">Réutilisabilité et efficacité du code</text:span><text:span text:style-name="T42"> : la réutilisation de sous-programmes dans différents algorithmes améliore l'efficacité du code et réduit le temps de développement, contribuant ainsi à un processus de développement algorithmique plus productif et agile.</text:span></text:p>
      <text:p text:style-name="Normal"><text:span text:style-name="T43">Promouvoir les meilleures pratiques</text:span><text:span text:style-name="T44"> : l'utilisation de sous-programmes encourage l'adoption des meilleures pratiques en matière de conception d'algorithmes, favorisant une approche structurée et disciplinée de la résolution de problèmes.</text:span></text:p>
      <text:h text:style-name="P45" text:outline-level="3">2.<text:s/>Flexibilité et adaptabilité</text:h>
      <text:p text:style-name="Normal"><text:span text:style-name="T46">Solutions algorithmiques adaptatives</text:span><text:span text:style-name="T47"> : les sous-programmes facilitent la création d'algorithmes adaptables pouvant s'adapter à divers scénarios d'entrée et à des exigences évolutives, garantissant ainsi la longévité et la pertinence des solutions algorithmiques.</text:span></text:p>
      <text:p text:style-name="Normal"><text:span text:style-name="T48">Fonctionnalité paramétrée</text:span><text:span text:style-name="T49"> : le paramétrage des sous-programmes permet la personnalisation des fonctionnalités algorithmiques, permettant des solutions sur mesure pour des cas d'utilisation et des scénarios spécifiques.</text:span></text:p>
      <text:p text:style-name="Normal"><text:span text:style-name="T50">Évolutivité algorithmique améliorée</text:span><text:span text:style-name="T51"> : l'utilisation de sous-programmes favorise l'évolutivité des algorithmes, permettant une expansion et une modification transparentes pour répondre aux besoins et complexités informatiques changeants.</text:span></text:p>
      <text:p text:style-name="P52"/>
      <text:soft-page-break/>
      <text:h text:style-name="P53" text:outline-level="3">3.<text:s/>Lisibilité et maintenance du code</text:h>
      <text:p text:style-name="Normal"><text:span text:style-name="T54">Lisibilité améliorée du code</text:span><text:span text:style-name="T55"> : les sous-programmes contribuent à la lisibilité du code algorithmique en encapsulant des fonctionnalités spécifiques et en favorisant une représentation claire et concise de la logique algorithmique.</text:span></text:p>
      <text:p text:style-name="Normal"><text:span text:style-name="T56">Maintenance et débogage simplifiés</text:span><text:span text:style-name="T57"> : la nature modulaire des sous-programmes simplifie la maintenance et le débogage des algorithmes, conduisant à des solutions algorithmiques plus robustes et plus fiables.</text:span></text:p>
      <text:p text:style-name="Normal"><text:span text:style-name="T58">Promouvoir le développement collaboratif</text:span><text:span text:style-name="T59"> : les sous-programmes facilitent le développement d'algorithmes collaboratifs en fournissant des interfaces et des fonctionnalités bien définies, permettant un travail d'équipe et un partage de connaissances efficaces.</text:span></text:p>
      <text:h text:style-name="P60" text:outline-level="3">4.<text:s/>Optimisation</text:h>
      <text:p text:style-name="Normal"><text:span text:style-name="T61">Efficacité et performances</text:span><text:span text:style-name="T62"> : les sous-programmes prennent en charge l'optimisation algorithmique en permettant l'encapsulation des opérations critiques en termes de performances et la mise en œuvre d'algorithmes spécialisés pour une efficacité accrue.</text:span></text:p>
      <text:p text:style-name="Normal"><text:span text:style-name="T63">Refactorisation algorithmique</text:span><text:span text:style-name="T64"> : L'utilisation de sous-programmes permet la refactorisation systématique des algorithmes, favorisant l'amélioration des performances algorithmiques et l'élimination des redondances.</text:span></text:p>
      <text:p text:style-name="Normal"><text:span text:style-name="T65">Promouvoir l'élégance algorithmique</text:span><text:span text:style-name="T66"> : les sous-programmes contribuent à l'élégance des solutions algorithmiques en favorisant une approche structurée et organisée de la résolution de problèmes, conduisant à des algorithmes plus élégants et efficaces.</text:span></text:p>
      <text:h text:style-name="P67" text:outline-level="2">Section 3 : Exploiter les sous-programmes pour des algorithmes efficaces</text:h>
      <text:h text:style-name="P68" text:outline-level="3">1.<text:s/>Abstraction</text:h>
      <text:p text:style-name="Normal"><text:span text:style-name="T69">Abstraction de la logique</text:span><text:span text:style-name="T70"> : les sous-programmes permettent l'abstraction de la logique algorithmique, favorisant une représentation de haut niveau de fonctionnalités et d'opérations complexes.</text:span></text:p>
      <text:p text:style-name="Normal"><text:span text:style-name="T71">Encapsulation de la complexité</text:span><text:span text:style-name="T72"> : l'encapsulation d'opérations algorithmiques complexes dans des sous-programmes simplifie l'algorithme principal, favorisant une approche plus gérable et plus compréhensible de la résolution de problèmes.</text:span></text:p>
      <text:p text:style-name="Normal"><text:span text:style-name="T73">Promouvoir la compréhension algorithmique</text:span><text:span text:style-name="T74"> : l'utilisation de sous-programmes améliore la compréhension des algorithmes en fournissant des représentations claires et concises de fonctionnalités et de tâches spécifiques.</text:span></text:p>
      <text:p text:style-name="P75"/>
      <text:soft-page-break/>
      <text:h text:style-name="P76" text:outline-level="3">2.<text:s/>Composition</text:h>
      <text:p text:style-name="Normal"><text:span text:style-name="T77">Conception d'algorithmes de composition</text:span><text:span text:style-name="T78"> : les sous-programmes facilitent la composition d'algorithmes à partir de composants réutilisables et interchangeables, favorisant une approche plus flexible et adaptative de la conception algorithmique.</text:span></text:p>
      <text:p text:style-name="Normal"><text:span text:style-name="T79">Promouvoir la réutilisabilité algorithmique</text:span><text:span text:style-name="T80"> : la nature compositionnelle des sous-programmes améliore la réutilisabilité des composants algorithmiques, conduisant à un processus de développement algorithmique plus efficace et plus économique.</text:span></text:p>
      <text:p text:style-name="Normal"><text:span text:style-name="T81">Encourager l'innovation algorithmique</text:span><text:span text:style-name="T82"> : la composition modulaire d'algorithmes utilisant des sous-programmes favorise l'innovation et la créativité dans la conception d'algorithmes, conduisant au développement de solutions algorithmiques nouvelles et percutantes.</text:span></text:p>
      <text:h text:style-name="P83" text:outline-level="3">3.<text:s/>Intégration</text:h>
      <text:p text:style-name="Normal"><text:span text:style-name="T84">Intégration transparente des sous-programmes</text:span><text:span text:style-name="T85"> : les sous-programmes sont parfaitement intégrés aux algorithmes, favorisant une approche structurée et organisée du développement algorithmique.</text:span></text:p>
      <text:p text:style-name="Normal"><text:span text:style-name="T86">Flux de contrôle algorithmique amélioré</text:span><text:span text:style-name="T87"> : l'intégration de sous-programmes introduit un flux de contrôle structuré au sein des algorithmes, conduisant à une clarté et une gestion améliorée du processus algorithmique.</text:span></text:p>
      <text:p text:style-name="Normal"><text:span text:style-name="T88">Faciliter l’expansion algorithmique</text:span><text:span text:style-name="T89"> : l’intégration de sous-programmes permet l’expansion et la modification transparentes des algorithmes pour s’adapter à l’évolution des exigences et des complexités.</text:span></text:p>
      <text:h text:style-name="P90" text:outline-level="3">4.<text:s/>Robustesse</text:h>
      <text:p text:style-name="Normal"><text:span text:style-name="T91">Gestion centralisée des erreurs</text:span><text:span text:style-name="T92"> : les sous-programmes facilitent la gestion centralisée des erreurs et des exceptions, contribuant ainsi à la robustesse et à la fiabilité globales des solutions algorithmiques.</text:span></text:p>
      <text:p text:style-name="Normal"><text:span text:style-name="T93">Fiabilité algorithmique améliorée</text:span><text:span text:style-name="T94"> : l'utilisation de sous-programmes favorise la fiabilité des algorithmes en encapsulant des fonctionnalités spécifiques et en favorisant une approche plus organisée et disciplinée du développement algorithmique.</text:span></text:p>
      <text:p text:style-name="Normal"><text:span text:style-name="T95">Promouvoir la résilience algorithmique à long terme</text:span><text:span text:style-name="T96"> : les sous-programmes contribuent à la résilience à long terme des algorithmes en permettant des solutions évolutives et adaptables qui peuvent résister à l'évolution des défis et des complexités informatiques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font-weight="bold" style:font-weight-asian="bold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font-weight="bold" style:font-weight-asian="bold" fo:color="#074F6A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font-weight="bold" style:font-weight-asian="bold" fo:color="#215E99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font-size="13pt" style:font-size-asian="13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font-weight="bold" style:font-weight-asian="bold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font-weight="bold" style:font-weight-asian="bold" fo:color="#074F6A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font-weight="bold" style:font-weight-asian="bold" fo:color="#215E99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fo:font-size="12pt" style:font-size-asian="12pt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fo:font-size="12pt" style:font-size-asian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152in" fo:margin-left="0.5909in" fo:margin-bottom="0.3152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56in"/>
      </style:header-style>
      <style:footer-style>
        <style:header-footer-properties style:dynamic-spacing="true" fo:min-height="0.2756in"/>
      </style:footer-style>
    </style:page-layout>
    <style:style style:name="P2" style:parent-style-name="En-têt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end"/>
      <style:text-properties fo:font-weight="bold" style:font-weight-asian="bold" style:font-weight-complex="bold" fo:font-size="11pt" style:font-size-asian="11pt" style:font-size-complex="9pt"/>
    </style:style>
    <style:style style:name="P3" style:parent-style-name="En-têt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4" style:parent-style-name="En-têt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</office:automatic-styles>
  <office:master-styles>
    <style:master-page style:name="MPF0" style:page-layout-name="PL0">
      <style:header>
        <text:p text:style-name="P2">Les sous-programmes en algorithmique</text:p>
      </style:header>
      <style:footer>
        <text:p text:style-name="P3">Page<text:s/><text:page-number text:fixed="false">1</text:page-number></text:p>
      </style:footer>
      <style:footer-first>
        <text:p text:style-name="P4">Page<text:s/><text:page-number text:fixed="false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محمد أنيس ماني</meta:initial-creator>
    <dc:creator>محمد أنيس ماني</dc:creator>
    <meta:creation-date>2024-03-24T08:30:00Z</meta:creation-date>
    <dc:date>2024-03-24T08:53:00Z</dc:date>
    <meta:print-date>2024-03-24T08:50:00Z</meta:print-date>
    <meta:template xlink:href="Normal.dotm" xlink:type="simple"/>
    <meta:editing-cycles>1</meta:editing-cycles>
    <meta:editing-duration>PT1020S</meta:editing-duration>
    <meta:document-statistic meta:page-count="4" meta:paragraph-count="18" meta:word-count="1391" meta:character-count="9024" meta:row-count="63" meta:non-whitespace-character-count="7651"/>
  </office:meta>
</office:document-meta>
</file>